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6">
      <style:paragraph-properties fo:text-align="justify" style:justify-single-word="false"/>
    </style:style>
    <style:style style:name="P2" style:family="paragraph" style:parent-style-name="Standard" style:list-style-name="WW8Num16">
      <style:text-properties fo:color="#222222" fo:background-color="#ffffff"/>
    </style:style>
    <style:style style:name="P3" style:family="paragraph" style:parent-style-name="Standard" style:list-style-name="WW8Num16">
      <style:paragraph-properties fo:text-align="justify" style:justify-single-word="false"/>
      <style:text-properties fo:color="#222222" fo:background-color="#ffffff"/>
    </style:style>
    <style:style style:name="P4" style:family="paragraph" style:parent-style-name="Standard" style:list-style-name="WW8Num16"/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none" fo:country="none" fo:font-weight="bold" style:language-asian="none" style:country-asian="none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222222"/>
    </style:style>
    <style:style style:name="T5" style:family="text">
      <style:text-properties fo:color="#222222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2-AIN-109</text:span><text:span text:style-name="T2"> Programovanie paralelných a distribuovaných systémov</text:span><text:span text:style-name="T1"> <text:tab/>Gruska D.</text:span></text:p>
      <text:list xml:id="list33365873" text:style-name="WW8Num16">
        <text:list-item>
          <text:p text:style-name="P1">Základné rozdelenie architektúr paralelných počítačov (Asynchrónna „shared memory“ architektúra, distribuovaná architektúra, synchrónna architektúra, stručný popis, porovnanie medzi nimi)</text:p>
        </text:list-item>
        <text:list-item>
          <text:p text:style-name="P1">Progress a safety podmienky (formulácia safety a progress podmienky neformálne a formálne, ukážky pre rôzne úlohy paralelného a distribuovaného programovania)</text:p>
        </text:list-item>
        <text:list-item>
          <text:p text:style-name="P1">Úloha triedenia pre paralelné architektúry (príklady riešení, zložitosť a procesorová náročnosť pre rôzne typy architektúr, <text:s/>dôkaz správnosti - safety a progress podmienka pre jedno riešenie)</text:p>
        </text:list-item>
        <text:list-item>
          <text:p text:style-name="P1">Problém večerajúcich filozofov (formulácia problému, safety a progress podmienka, načrtnutie riešenia pre distribuovanú architektúru)</text:p>
        </text:list-item>
        <text:list-item>
          <text:p text:style-name="P3">Komunikácia cez chybný kanál (formulácia problému, safety a progress podmienka, načrtnutie riešenia, optimalizácia - Alternating Bit Protoco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dvolené_20_písmo_20_odseku" style:display-name="Predvolené písmo odseku" style:family="text"/>
    <style:style style:name="apple-converted-space" style:family="text" style:parent-style-name="Predvolené_20_písmo_20_odseku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27T13:55:43.02</meta:creation-date>
    <dc:date>2015-04-27T14:05:24.18</dc:date>
    <meta:editing-duration>PT00H00M24S</meta:editing-duration>
    <meta:editing-cycles>1</meta:editing-cycles>
    <meta:generator>OpenOffice.org/3.2$Win32 OpenOffice.org_project/320m18$Build-9502</meta:generator>
    <meta:document-statistic meta:table-count="0" meta:image-count="0" meta:object-count="0" meta:page-count="1" meta:paragraph-count="6" meta:word-count="108" meta:character-count="894"/>
  </office:meta>
</office:document-meta>
</file>